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087DF8ECA54C3C13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673cm, 3.567cm, 11.594cm, 3.494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2cm" svg:height="22.1cm" svg:x="0.992cm" svg:y="2.391cm">
          <draw:image xlink:href="Pictures/10000000000005E8000007E0087DF8ECA54C3C13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06T14:45:37.929564755</dc:date>
    <meta:editing-duration>PT3M35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